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10af9c" officeooo:paragraph-rsid="000fe01b"/>
    </style:style>
    <style:style style:name="P13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04e66"/>
    </style:style>
    <style:style style:name="T9" style:family="text">
      <style:text-properties officeooo:rsid="001301be"/>
    </style:style>
    <style:style style:name="T10" style:family="text">
      <style:text-properties officeooo:rsid="00146b3f"/>
    </style:style>
    <style:style style:name="T11" style:family="text">
      <style:text-properties officeooo:rsid="0014a39f"/>
    </style:style>
    <style:style style:name="T12" style:family="text">
      <style:text-properties officeooo:rsid="0015c1a9"/>
    </style:style>
    <style:style style:name="T13" style:family="text">
      <style:text-properties officeooo:rsid="001781fd"/>
    </style:style>
    <style:style style:name="T14" style:family="text">
      <style:text-properties officeooo:rsid="001a8c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5">Visualizza </text:span><text:span text:style-name="T9">tipologia servizi attivi</text:span><text:span text:style-name="T7"> </text:span><text:span text:style-name="T5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, </text:span><text:span text:style-name="T11">in seguito ad una modifica della scelta del servizio offerto dall'asilo Nido,</text:span><text:span text:style-name="T10">a quali servizi usufruisce</text:span><text:span text:style-name="T6"> </text:span><text:span text:style-name="T10">Paol</text:span><text:span text:style-name="T13">a</text:span><text:span text:style-name="T10"> Scarpa</text:span></text:p>
            <text:p text:style-name="P6"/>
            <text:p text:style-name="P3">2 <text:span text:style-name="T2">Seleziona</text:span><text:span text:style-name="T6"> </text:span><text:span text:style-name="T2">'</text:span><text:span text:style-name="T10">Tipologia servizi</text:span><text:span text:style-name="T2">' 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10">Paol</text:span><text:span text:style-name="T13">a</text:span><text:span text:style-name="T10"> Scarpa</text:span><text:span text:style-name="T2">” all'interno del campo </text:span><text:span text:style-name="T14">per la ricerca</text:span></text:p>
            <text:p text:style-name="P11"/>
            <text:p text:style-name="P5"><text:span text:style-name="T14">5 </text:span>Avvia <text:span text:style-name="T14">la </text:span>Ricerca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</text:span><text:span text:style-name="T10">visualizza la scelta '</text:span><text:span text:style-name="T12">PART-TIME MATTINA CON PASTO</text:span><text:span text:style-name="T10">'</text:span></text:p>
            <text:p text:style-name="P12"/>
            <text:p text:style-name="P4"><text:span text:style-name="T10">8</text:span><text:span text:style-name="T4">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23M48S</meta:editing-duration>
    <meta:editing-cycles>12</meta:editing-cycles>
    <meta:generator>LibreOffice/3.6$Windows_x86 LibreOffice_project/da8c1e6-fd468f4-454e206-f42a4a9-143cfd</meta:generator>
    <dc:date>2012-10-19T16:53:41.86</dc:date>
    <meta:document-statistic meta:table-count="1" meta:image-count="0" meta:object-count="0" meta:page-count="1" meta:paragraph-count="13" meta:word-count="107" meta:character-count="729" meta:non-whitespace-character-count="629"/>
  </office:meta>
</office:document-meta>
</file>